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Cambria" svg:font-family="Cambria"/>
    <style:font-face style:name="Arial" svg:font-family="Arial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/>
    </style:style>
    <style:style style:name="ce5" style:family="table-cell" style:parent-style-name="Default" style:data-style-name="N37"/>
    <style:style style:name="ce6" style:family="table-cell" style:parent-style-name="Default" style:data-style-name="N15"/>
    <style:style style:name="ce7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o1" style:family="table-column">
      <style:table-column-properties fo:break-before="auto" style:column-width="11.2977083333333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2.24895833333333cm"/>
    </style:style>
    <style:style style:name="ro1" style:family="table-row">
      <style:table-row-properties style:row-height="13pt" style:use-optimal-row-height="false" fo:break-before="auto"/>
    </style:style>
    <style:style style:name="ro2" style:family="table-row">
      <style:table-row-properties style:row-height="14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null-date table:date-value="1904-01-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ZJets 13 TeV (M &gt; 50 GeV)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sample</text:p>
          </table:table-cell>
          <table:table-cell office:value-type="string" table:style-name="ce1">
            <text:p>Xsection (LO, PREP) [pb]</text:p>
          </table:table-cell>
          <table:table-cell office:value-type="string" table:style-name="ce1">
            <text:p>NeventsDBS</text:p>
          </table:table-cell>
          <table:table-cell office:value-type="string" table:style-name="ce1">
            <text:p>Nprocessed</text:p>
          </table:table-cell>
          <table:table-cell office:value-type="string" table:style-name="ce1">
            <text:p>L [pb^-1]</text:p>
          </table:table-cell>
          <table:table-cell table:style-name="ce1"/>
          <table:table-cell office:value-type="string" table:style-name="ce1">
            <text:p>Nevents_norm</text:p>
          </table:table-cell>
          <table:table-cell office:value-type="string" table:style-name="ce1">
            <text:p>Nevents_ext1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/DYJetsToLL_M-50_TuneCUETP8M1_13TeV-madgraphMLM-pythia8</text:p>
          </table:table-cell>
          <table:table-cell office:value-type="float" office:value="4954" table:style-name="ce4">
            <text:p>4954,0</text:p>
          </table:table-cell>
          <table:table-cell office:value-type="float" office:value="96929785" table:formula="of:=[.G4]+[.H4]" table:style-name="ce2">
            <text:p>96929785</text:p>
          </table:table-cell>
          <table:table-cell office:value-type="float" office:value="96929785" table:formula="of:=[.C4]" table:style-name="ce1">
            <text:p>96929785</text:p>
          </table:table-cell>
          <table:table-cell office:value-type="float" office:value="19565.963867581751" table:formula="of:=[.D4]/[.B4]" table:style-name="ce1">
            <text:p>19565,96387</text:p>
          </table:table-cell>
          <table:table-cell table:style-name="ce1"/>
          <table:table-cell office:value-type="float" office:value="48141885" table:style-name="ce2">
            <text:p>48141885</text:p>
          </table:table-cell>
          <table:table-cell office:value-type="float" office:value="48787900" table:style-name="ce2">
            <text:p>4878790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/DY1JetsToLL_M-50_TuneCUETP8M1_13TeV-madgraphMLM-pythia8</text:p>
          </table:table-cell>
          <table:table-cell office:value-type="float" office:value="1012.468796" table:formula="of:=[.B4]*0.204374" table:style-name="ce4">
            <text:p>1012,5</text:p>
          </table:table-cell>
          <table:table-cell office:value-type="float" office:value="66931093" table:formula="of:=[.G5]+[.H5]" table:style-name="ce2">
            <text:p>66931093</text:p>
          </table:table-cell>
          <table:table-cell office:value-type="float" office:value="66931093" table:formula="of:=[.C5]" table:style-name="ce1">
            <text:p>66931093</text:p>
          </table:table-cell>
          <table:table-cell office:value-type="float" office:value="66106.820540472239" table:formula="of:=[.D5]/[.B5]" table:style-name="ce1">
            <text:p>66106,82054</text:p>
          </table:table-cell>
          <table:table-cell table:style-name="ce1"/>
          <table:table-cell office:value-type="float" office:value="32553254" table:style-name="ce2">
            <text:p>32553254</text:p>
          </table:table-cell>
          <table:table-cell office:value-type="float" office:value="34377839" table:style-name="ce2">
            <text:p>34377839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/DY2JetsToLL_M-50_TuneCUETP8M1_13TeV-madgraphMLM-pythia8</text:p>
          </table:table-cell>
          <table:table-cell office:value-type="float" office:value="332.8275544" table:formula="of:=[.B4]*0.0671836" table:style-name="ce4">
            <text:p>332,8</text:p>
          </table:table-cell>
          <table:table-cell office:value-type="float" office:value="21325241" table:formula="of:=[.G6]+[.H6]" table:style-name="ce2">
            <text:p>21325241</text:p>
          </table:table-cell>
          <table:table-cell office:value-type="float" office:value="21325241" table:formula="of:=[.C6]" table:style-name="ce1">
            <text:p>21325241</text:p>
          </table:table-cell>
          <table:table-cell office:value-type="float" office:value="64072.943234654253" table:formula="of:=[.D6]/[.B6]" table:style-name="ce1">
            <text:p>64072,94323</text:p>
          </table:table-cell>
          <table:table-cell table:style-name="ce1"/>
          <table:table-cell office:value-type="float" office:value="11623646" table:style-name="ce2">
            <text:p>11623646</text:p>
          </table:table-cell>
          <table:table-cell office:value-type="float" office:value="9701595" table:style-name="ce2">
            <text:p>9701595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/DY3JetsToLL_M-50_TuneCUETP8M1_13TeV-madgraphMLM-pythia8</text:p>
          </table:table-cell>
          <table:table-cell office:value-type="float" office:value="101.762591" table:formula="of:=[.B4]*0.0205415" table:style-name="ce4">
            <text:p>101,8</text:p>
          </table:table-cell>
          <table:table-cell office:value-type="float" office:value="4779068" table:formula="of:=[.G7]+[.H7]" table:style-name="ce2">
            <text:p>4779068</text:p>
          </table:table-cell>
          <table:table-cell office:value-type="float" office:value="4779068" table:formula="of:=[.C7]" table:style-name="ce1">
            <text:p>4779068</text:p>
          </table:table-cell>
          <table:table-cell office:value-type="float" office:value="46962.91587151117" table:formula="of:=[.D7]/[.B7]" table:style-name="ce1">
            <text:p>46962,91587</text:p>
          </table:table-cell>
          <table:table-cell table:style-name="ce1"/>
          <table:table-cell office:value-type="float" office:value="4779068" table:style-name="ce2">
            <text:p>4779068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/DY4JetsToLL_M-50_TuneCUETP8M1_13TeV-madgraphMLM-pythia8</text:p>
          </table:table-cell>
          <table:table-cell office:value-type="float" office:value="54.761020600000002" table:formula="of:=[.B4]*0.0110539" table:style-name="ce4">
            <text:p>54,8</text:p>
          </table:table-cell>
          <table:table-cell office:value-type="float" office:value="4337967" table:formula="of:=[.G8]+[.H8]" table:style-name="ce2">
            <text:p>4337967</text:p>
          </table:table-cell>
          <table:table-cell office:value-type="float" office:value="4337967" table:formula="of:=[.C8]" table:style-name="ce1">
            <text:p>4337967</text:p>
          </table:table-cell>
          <table:table-cell office:value-type="float" office:value="79216.328557616391" table:formula="of:=[.D8]/[.B8]" table:style-name="ce1">
            <text:p>79216,32856</text:p>
          </table:table-cell>
          <table:table-cell table:style-name="ce1"/>
          <table:table-cell office:value-type="float" office:value="4337967" table:style-name="ce2">
            <text:p>433796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/DYJetsToLL_M-150_TuneCUETP8M1_13TeV-madgraphMLM-pythia8</text:p>
          </table:table-cell>
          <table:table-cell office:value-type="float" office:value="6.657" table:style-name="ce4">
            <text:p>6,7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C9]" table:style-name="ce1">
            <text:p>0</text:p>
          </table:table-cell>
          <table:table-cell office:value-type="float" office:value="0" table:formula="of:=[.D9]/[.B9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NLO Xsection [pb]</text:p>
          </table:table-cell>
          <table:table-cell office:value-type="float" office:value="5765.4" table:style-name="ce1">
            <text:p>5765,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 to NNLO correction factor</text:p>
          </table:table-cell>
          <table:table-cell office:value-type="float" office:value="1.1637868389180459" table:formula="of:=[.B11]/[.B4]" table:style-name="ce1">
            <text:p>1,163786839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alyzed luminosity (data) [fb^-1]</text:p>
          </table:table-cell>
          <table:table-cell office:value-type="float" office:value="1E-3" table:formula="of:=1/1000" table:style-name="ce1">
            <text:p>0,00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jet bin</text:p>
          </table:table-cell>
          <table:table-cell office:value-type="string" table:style-name="ce1">
            <text:p>weight (Z-&gt;tautau)</text:p>
          </table:table-cell>
          <table:table-cell office:value-type="string" table:style-name="ce1">
            <text:p>weight (Z-&gt;ee, mumu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= 0 (M_ll &lt; 150 GeV)</text:p>
          </table:table-cell>
          <table:table-cell office:value-type="float" office:value="5.948016907290158E-5" table:formula="of:=[.B15]*[.B13]*1000/([.E4])" table:style-name="ce5">
            <text:p>5,94801691E-05</text:p>
          </table:table-cell>
          <table:table-cell office:value-type="float" office:value="5.948016907290158E-5" table:formula="of:=[.B15]*[.B13]*1000/([.E4])" table:style-name="ce5">
            <text:p>5,94801691E-05</text:p>
          </table:table-cell>
          <table:table-cell table:style-name="ce1"/>
          <table:table-cell office:value-type="string" table:style-name="ce1">
            <text:p>= 0 (M_ll &gt; 150 GeV)</text:p>
          </table:table-cell>
          <table:table-cell office:value-type="float" office:value="1.2546913193225201E-3" table:style-name="ce5">
            <text:p>1,25469132E-03</text:p>
          </table:table-cell>
          <table:table-cell office:value-type="float" office:value="0.117315803668195" table:style-name="ce6">
            <text:p>1,17E-01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2" table:style-name="ce5"/>
          <table:table-cell table:style-name="ce1"/>
          <table:table-cell office:value-type="string" table:style-name="ce1">
            <text:p>= 1 (M_ll &gt; 150 GeV)</text:p>
          </table:table-cell>
          <table:table-cell office:value-type="float" office:value="1.17290378099402E-3" table:style-name="ce5">
            <text:p>1,17290378E-03</text:p>
          </table:table-cell>
          <table:table-cell office:value-type="float" office:value="1.5600606043802799E-2" table:style-name="ce6">
            <text:p>1,56E-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= 1 (M_ll &lt; 150 GeV)</text:p>
          </table:table-cell>
          <table:table-cell office:value-type="float" office:value="1.3584090291439619E-5" table:formula="of:=[.B15]*[.B13]*1000/([.E4]+[.E5])" table:style-name="ce5">
            <text:p>1,35840903E-05</text:p>
          </table:table-cell>
          <table:table-cell office:value-type="float" office:value="1.3584090291439619E-5" table:formula="of:=[.B15]*[.B13]*1000/([.E4]+[.E5])" table:style-name="ce5">
            <text:p>1,35840903E-05</text:p>
          </table:table-cell>
          <table:table-cell table:style-name="ce1"/>
          <table:table-cell office:value-type="string" table:style-name="ce1">
            <text:p>= 2 (M_ll &gt; 150 GeV)</text:p>
          </table:table-cell>
          <table:table-cell office:value-type="float" office:value="1.1784574222415199E-3" table:style-name="ce5">
            <text:p>1,17845742E-03</text:p>
          </table:table-cell>
          <table:table-cell office:value-type="float" office:value="1.6643877999446902E-2" table:style-name="ce6">
            <text:p>1,66E-02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2" table:style-name="ce5"/>
          <table:table-cell table:style-name="ce1"/>
          <table:table-cell office:value-type="string" table:style-name="ce1">
            <text:p>= 3 (M_ll &gt; 150 GeV)</text:p>
          </table:table-cell>
          <table:table-cell office:value-type="float" office:value="1.18139539990267E-3" table:style-name="ce5">
            <text:p>1,18139540E-03</text:p>
          </table:table-cell>
          <table:table-cell office:value-type="float" office:value="1.7249743875469001E-2" table:style-name="ce6">
            <text:p>1,72E-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= 2 (M_ll &lt; 150 GeV)</text:p>
          </table:table-cell>
          <table:table-cell office:value-type="float" office:value="1.3914419487756952E-5" table:formula="of:=[.B15]*[.B13]*1000/([.E4]+[.E6])" table:style-name="ce5">
            <text:p>1,39144195E-05</text:p>
          </table:table-cell>
          <table:table-cell office:value-type="float" office:value="1.3914419487756952E-5" table:formula="of:=[.B15]*[.B13]*1000/([.E4]+[.E6])" table:style-name="ce5">
            <text:p>1,39144195E-05</text:p>
          </table:table-cell>
          <table:table-cell table:style-name="ce1"/>
          <table:table-cell office:value-type="string" table:style-name="ce1">
            <text:p>= 4 (M_ll &gt; 150 GeV)</text:p>
          </table:table-cell>
          <table:table-cell office:value-type="float" office:value="1.1589121202001599E-3" table:style-name="ce5">
            <text:p>1,15891212E-03</text:p>
          </table:table-cell>
          <table:table-cell office:value-type="float" office:value="1.34420498967478E-2" table:style-name="ce6">
            <text:p>1,34E-02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2" table:style-name="ce5"/>
          <table:table-cell table:number-columns-repeated="16381" table:style-name="ce1"/>
        </table:table-row>
        <table:table-row table:style-name="ro1">
          <table:table-cell office:value-type="string" table:style-name="ce1">
            <text:p>= 3 (M_ll &lt; 150 GeV)</text:p>
          </table:table-cell>
          <table:table-cell office:value-type="float" office:value="1.7492957095957157E-5" table:formula="of:=[.B15]*[.B13]*1000/([.E4]+[.E7])" table:style-name="ce5">
            <text:p>1,74929571E-05</text:p>
          </table:table-cell>
          <table:table-cell office:value-type="float" office:value="1.7492957095957157E-5" table:formula="of:=[.B15]*[.B13]*1000/([.E4]+[.E7])" table:style-name="ce5">
            <text:p>1,74929571E-0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number-columns-repeated="2" table:style-name="ce5"/>
          <table:table-cell table:number-columns-repeated="16381" table:style-name="ce1"/>
        </table:table-row>
        <table:table-row table:style-name="ro1">
          <table:table-cell office:value-type="string" table:style-name="ce1">
            <text:p>= 4 (M_ll &lt; 150 GeV)</text:p>
          </table:table-cell>
          <table:table-cell office:value-type="float" office:value="1.1781330543622595E-5" table:formula="of:=[.B15]*[.B13]*1000/([.E4]+[.E8])" table:style-name="ce5">
            <text:p>1,17813305E-05</text:p>
          </table:table-cell>
          <table:table-cell office:value-type="float" office:value="1.1781330543622595E-5" table:formula="of:=[.B15]*[.B13]*1000/([.E4]+[.E8])" table:style-name="ce5">
            <text:p>1,17813305E-0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WJets 13 TeV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mple</text:p>
          </table:table-cell>
          <table:table-cell office:value-type="string" table:style-name="ce1">
            <text:p>Xsection (LO, PREP) [pb]</text:p>
          </table:table-cell>
          <table:table-cell office:value-type="string" table:style-name="ce1">
            <text:p>NeventsDBS</text:p>
          </table:table-cell>
          <table:table-cell office:value-type="string" table:style-name="ce1">
            <text:p>Nprocessed</text:p>
          </table:table-cell>
          <table:table-cell office:value-type="string" table:style-name="ce1">
            <text:p>L [pb^-1]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">
            <text:p>WJetsToLNu_TuneCUETP8M1_13TeV-madgraphMLM-pythia8</text:p>
          </table:table-cell>
          <table:table-cell office:value-type="float" office:value="50380" table:style-name="ce1">
            <text:p>50380</text:p>
          </table:table-cell>
          <table:table-cell office:value-type="float" office:value="23240598" table:style-name="ce2">
            <text:p>23240598</text:p>
          </table:table-cell>
          <table:table-cell office:value-type="float" office:value="23240598" table:formula="of:=[.C37]" table:style-name="ce1">
            <text:p>23240598</text:p>
          </table:table-cell>
          <table:table-cell office:value-type="float" office:value="461.30603414053195" table:formula="of:=[.D37]/[.B37]" table:style-name="ce1">
            <text:p>461,3060341</text:p>
          </table:table-cell>
          <table:table-cell table:style-name="ce1"/>
          <table:table-cell office:value-type="float" office:value="23240598" table:style-name="ce2">
            <text:p>23240598</text:p>
          </table:table-cell>
          <table:table-cell table:style-name="ce1"/>
          <table:table-cell office:value-type="float" office:value="5173940" table:style-name="ce2">
            <text:p>51739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W1JetsToLNu_TuneCUETP8M1_13TeV-madgraphMLM-pythia8</text:p>
          </table:table-cell>
          <table:table-cell office:value-type="float" office:value="9644.4953000000005" table:formula="of:=[.B37]*0.191435" table:style-name="ce4">
            <text:p>9644,5</text:p>
          </table:table-cell>
          <table:table-cell office:value-type="float" office:value="30003848" table:style-name="ce2">
            <text:p>30003848</text:p>
          </table:table-cell>
          <table:table-cell office:value-type="float" office:value="30003848" table:formula="of:=[.C38]" table:style-name="ce1">
            <text:p>30003848</text:p>
          </table:table-cell>
          <table:table-cell office:value-type="float" office:value="3110.9816601808079" table:formula="of:=[.D38]/[.B38]" table:style-name="ce1">
            <text:p>3110,98166</text:p>
          </table:table-cell>
          <table:table-cell table:style-name="ce1"/>
          <table:table-cell office:value-type="float" office:value="29499912" table:style-name="ce2">
            <text:p>29499912</text:p>
          </table:table-cell>
          <table:table-cell table:style-name="ce1"/>
          <table:table-cell office:value-type="float" office:value="30003848" table:style-name="ce2">
            <text:p>300038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W2JetsToLNu_TuneCUETP8M1_13TeV-madgraphMLM-pythia8</text:p>
          </table:table-cell>
          <table:table-cell office:value-type="float" office:value="3144.49289" table:formula="of:=[.B37]*0.0624155" table:style-name="ce4">
            <text:p>3144,5</text:p>
          </table:table-cell>
          <table:table-cell office:value-type="float" office:value="19944844" table:style-name="ce1">
            <text:p>19944844</text:p>
          </table:table-cell>
          <table:table-cell office:value-type="float" office:value="19944844" table:formula="of:=[.C39]" table:style-name="ce1">
            <text:p>19944844</text:p>
          </table:table-cell>
          <table:table-cell office:value-type="float" office:value="6342.7855294021674" table:formula="of:=[.D39]/[.B39]" table:style-name="ce1">
            <text:p>6342,785529</text:p>
          </table:table-cell>
          <table:table-cell table:style-name="ce1"/>
          <table:table-cell office:value-type="float" office:value="19543473" table:style-name="ce2">
            <text:p>19543473</text:p>
          </table:table-cell>
          <table:table-cell table:style-name="ce1"/>
          <table:table-cell office:value-type="float" office:value="19944844" table:style-name="ce7">
            <text:p>199448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W3JetsToLNu_TuneCUETP8M1_13TeV-madgraphMLM-pythia8</text:p>
          </table:table-cell>
          <table:table-cell office:value-type="float" office:value="954.79672200000005" table:formula="of:=[.B37]*0.0189519" table:style-name="ce4">
            <text:p>954,8</text:p>
          </table:table-cell>
          <table:table-cell office:value-type="float" office:value="19644745" table:style-name="ce1">
            <text:p>19644745</text:p>
          </table:table-cell>
          <table:table-cell office:value-type="float" office:value="19644745" table:formula="of:=[.C40]" table:style-name="ce1">
            <text:p>19644745</text:p>
          </table:table-cell>
          <table:table-cell office:value-type="float" office:value="20574.793091926847" table:formula="of:=[.D40]/[.B40]" table:style-name="ce1">
            <text:p>20574,79309</text:p>
          </table:table-cell>
          <table:table-cell table:style-name="ce1"/>
          <table:table-cell office:value-type="float" office:value="19644745" table:style-name="ce1">
            <text:p>19644745</text:p>
          </table:table-cell>
          <table:table-cell table:style-name="ce1"/>
          <table:table-cell office:value-type="float" office:value="19644745" table:style-name="ce1">
            <text:p>196447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W4JetsToLNu_TuneCUETP8M1_13TeV-madgraphMLM-pythia8</text:p>
          </table:table-cell>
          <table:table-cell office:value-type="float" office:value="485.61231620000001" table:formula="of:=[.B37]*0.00963899" table:style-name="ce4">
            <text:p>485,6</text:p>
          </table:table-cell>
          <table:table-cell office:value-type="float" office:value="11285729" table:style-name="ce1">
            <text:p>11285729</text:p>
          </table:table-cell>
          <table:table-cell office:value-type="float" office:value="11285729" table:formula="of:=[.C41]" table:style-name="ce1">
            <text:p>11285729</text:p>
          </table:table-cell>
          <table:table-cell office:value-type="float" office:value="23240.203395813296" table:formula="of:=[.D41]/[.B41]" table:style-name="ce1">
            <text:p>23240,2034</text:p>
          </table:table-cell>
          <table:table-cell table:style-name="ce1"/>
          <table:table-cell office:value-type="float" office:value="11285729" table:style-name="ce1">
            <text:p>11285729</text:p>
          </table:table-cell>
          <table:table-cell table:style-name="ce1"/>
          <table:table-cell office:value-type="float" office:value="11285729" table:style-name="ce7">
            <text:p>1128572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NLO Xsection [pb]</text:p>
          </table:table-cell>
          <table:table-cell office:value-type="float" office:value="61526.7" table:style-name="ce1">
            <text:p>61526,7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 to NNLO correction factor</text:p>
          </table:table-cell>
          <table:table-cell office:value-type="float" office:value="1.2212524811433108" table:formula="of:=[.B43]/[.B37]" table:style-name="ce1">
            <text:p>1,22125248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alyzed luminosity (data) [fb^-1]</text:p>
          </table:table-cell>
          <table:table-cell office:value-type="float" office:value="1E-3" table:style-name="ce1">
            <text:p>0,00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jet bin</text:p>
          </table:table-cell>
          <table:table-cell office:value-type="string" table:style-name="ce1">
            <text:p>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= 0</text:p>
          </table:table-cell>
          <table:table-cell office:value-type="float" office:value="2.6473802438302151E-3" table:formula="of:=[.B47]*[.B45]*1000/([.E37])" table:style-name="ce5">
            <text:p>2,64738024E-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= 1</text:p>
          </table:table-cell>
          <table:table-cell office:value-type="float" office:value="3.4186845675522316E-4" table:formula="of:=[.B47]*[.B45]*1000/([.E37]+[.E38])" table:style-name="ce5">
            <text:p>3,41868457E-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= 2</text:p>
          </table:table-cell>
          <table:table-cell office:value-type="float" office:value="1.7948795511320826E-4" table:formula="of:=[.B47]*[.B45]*1000/([.E37]+[.E39])" table:style-name="ce5">
            <text:p>1,79487955E-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= 3</text:p>
          </table:table-cell>
          <table:table-cell office:value-type="float" office:value="5.8055083018218289E-5" table:formula="of:=[.B47]*[.B45]*1000/([.E37]+[.E40])" table:style-name="ce5">
            <text:p>5,80550830E-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= 4</text:p>
          </table:table-cell>
          <table:table-cell office:value-type="float" office:value="5.1526358890877189E-5" table:formula="of:=[.B47]*[.B45]*1000/([.E37]+[.E41])" table:style-name="ce5">
            <text:p>5,15263589E-0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3.2783180976077419E-3" table:formula="of:=[.B50]+[.B51]+[.B52]+[.B53]+[.B54]" table:style-name="ce5">
            <text:p>3,27831810E-03</text:p>
          </table:table-cell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Cambria" svg:font-family="Cambria"/>
    <style:font-face style:name="Arial" svg:font-family="Arial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1" number:min-integer-digits="1"/>
    </number:number-style>
    <number:number-style style:name="N37">
      <number:scientific-number number:decimal-places="8" number:min-integer-digits="1" number:min-exponent-digits="2"/>
    </number:number-style>
    <number:currency-style style:name="N38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8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8P0"/>
    </number:currency-style>
    <style:style style:name="_50_0_37__32_-_32_Accent1" style:display-name="20% - Accent1" style:family="table-cell" style:data-style-name="N0">
      <style:table-cell-properties style:vertical-align="automatic" fo:background-color="#FFFFFF"/>
      <style:text-properties style:font-name="Calibri" style:font-name-asian="Calibri" style:font-name-complex="Calibri"/>
    </style:style>
    <style:style style:name="_50_0_37__32_-_32_Accent2" style:display-name="20% - Accent2" style:family="table-cell" style:data-style-name="N0">
      <style:table-cell-properties style:vertical-align="automatic" fo:background-color="#FFCC99"/>
      <style:text-properties style:font-name="Calibri" style:font-name-asian="Calibri" style:font-name-complex="Calibri"/>
    </style:style>
    <style:style style:name="_50_0_37__32_-_32_Accent3" style:display-name="20% - Accent3" style:family="table-cell" style:data-style-name="N0">
      <style:table-cell-properties style:vertical-align="automatic" fo:background-color="#A2BD90"/>
      <style:text-properties style:font-name="Calibri" style:font-name-asian="Calibri" style:font-name-complex="Calibri"/>
    </style:style>
    <style:style style:name="_50_0_37__32_-_32_Accent4" style:display-name="20% - Accent4" style:family="table-cell" style:data-style-name="N0">
      <style:table-cell-properties style:vertical-align="automatic" fo:background-color="#FFFFFF"/>
      <style:text-properties style:font-name="Calibri" style:font-name-asian="Calibri" style:font-name-complex="Calibri"/>
    </style:style>
    <style:style style:name="_50_0_37__32_-_32_Accent5" style:display-name="20% - Accent5" style:family="table-cell" style:data-style-name="N0">
      <style:table-cell-properties style:vertical-align="automatic" fo:background-color="#CCFFFF"/>
      <style:text-properties style:font-name="Calibri" style:font-name-asian="Calibri" style:font-name-complex="Calibri"/>
    </style:style>
    <style:style style:name="_50_0_37__32_-_32_Accent6" style:display-name="20% - Accent6" style:family="table-cell" style:data-style-name="N0">
      <style:table-cell-properties style:vertical-align="automatic" fo:background-color="#FFCC99"/>
      <style:text-properties style:font-name="Calibri" style:font-name-asian="Calibri" style:font-name-complex="Calibri"/>
    </style:style>
    <style:style style:name="_52_0_37__32_-_32_Accent1" style:display-name="40% - Accent1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Accent2" style:display-name="40% - Accent2" style:family="table-cell" style:data-style-name="N0">
      <style:table-cell-properties style:vertical-align="automatic" fo:background-color="#FFCC99"/>
      <style:text-properties style:font-name="Calibri" style:font-name-asian="Calibri" style:font-name-complex="Calibri"/>
    </style:style>
    <style:style style:name="_52_0_37__32_-_32_Accent3" style:display-name="40% - Accent3" style:family="table-cell" style:data-style-name="N0">
      <style:table-cell-properties style:vertical-align="automatic" fo:background-color="#A2BD90"/>
      <style:text-properties style:font-name="Calibri" style:font-name-asian="Calibri" style:font-name-complex="Calibri"/>
    </style:style>
    <style:style style:name="_52_0_37__32_-_32_Accent4" style:display-name="4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2_0_37__32_-_32_Accent5" style:display-name="40% - Accent5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Accent6" style:display-name="40% - Accent6" style:family="table-cell" style:data-style-name="N0">
      <style:table-cell-properties style:vertical-align="automatic" fo:background-color="#FFCC00"/>
      <style:text-properties style:font-name="Calibri" style:font-name-asian="Calibri" style:font-name-complex="Calibri"/>
    </style:style>
    <style:style style:name="_54_0_37__32_-_32_Accent1" style:display-name="60% - Accent1" style:family="table-cell" style:data-style-name="N0">
      <style:table-cell-properties style:vertical-align="automatic" fo:background-color="#865357"/>
      <style:text-properties fo:color="#FFFFFF" style:font-name="Calibri" style:font-name-asian="Calibri" style:font-name-complex="Calibri"/>
    </style:style>
    <style:style style:name="_54_0_37__32_-_32_Accent2" style:display-name="60% - Accent2" style:family="table-cell" style:data-style-name="N0">
      <style:table-cell-properties style:vertical-align="automatic" fo:background-color="#FEA746"/>
      <style:text-properties fo:color="#FFFFFF" style:font-name="Calibri" style:font-name-asian="Calibri" style:font-name-complex="Calibri"/>
    </style:style>
    <style:style style:name="_54_0_37__32_-_32_Accent3" style:display-name="60% - Accent3" style:family="table-cell" style:data-style-name="N0">
      <style:table-cell-properties style:vertical-align="automatic" fo:background-color="#A2BD90"/>
      <style:text-properties fo:color="#FFFFFF" style:font-name="Calibri" style:font-name-asian="Calibri" style:font-name-complex="Calibri"/>
    </style:style>
    <style:style style:name="_54_0_37__32_-_32_Accent4" style:display-name="60% - Accent4" style:family="table-cell" style:data-style-name="N0">
      <style:table-cell-properties style:vertical-align="automatic" fo:background-color="#C0C0C0"/>
      <style:text-properties fo:color="#FFFFFF" style:font-name="Calibri" style:font-name-asian="Calibri" style:font-name-complex="Calibri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Accent6" style:display-name="60% - Accent6" style:family="table-cell" style:data-style-name="N0">
      <style:table-cell-properties style:vertical-align="automatic" fo:background-color="#FFCC99"/>
      <style:text-properties fo:color="#FFFFFF" style:font-name="Calibri" style:font-name-asian="Calibri" style:font-name-complex="Calibri"/>
    </style:style>
    <style:style style:name="Accent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/>
    </style:style>
    <style:style style:name="Accent2" style:family="table-cell" style:data-style-name="N0">
      <style:table-cell-properties style:vertical-align="automatic" fo:background-color="#90713A"/>
      <style:text-properties fo:color="#FFFFFF" style:font-name="Calibri" style:font-name-asian="Calibri" style:font-name-complex="Calibri"/>
    </style:style>
    <style:style style:name="Accent3" style:family="table-cell" style:data-style-name="N0">
      <style:table-cell-properties style:vertical-align="automatic" fo:background-color="#A2BD90"/>
      <style:text-properties fo:color="#FFFFFF" style:font-name="Calibri" style:font-name-asian="Calibri" style:font-name-complex="Calibri"/>
    </style:style>
    <style:style style:name="Accent4" style:family="table-cell" style:data-style-name="N0">
      <style:table-cell-properties style:vertical-align="automatic" fo:background-color="#6711FF"/>
      <style:text-properties fo:color="#FFFFFF" style:font-name="Calibri" style:font-name-asian="Calibri" style:font-name-complex="Calibri"/>
    </style:style>
    <style:style style:name="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Accent6" style:family="table-cell" style:data-style-name="N0">
      <style:table-cell-properties style:vertical-align="automatic" fo:background-color="#FEA746"/>
      <style:text-properties fo:color="#FFFFFF" style:font-name="Calibri" style:font-name-asian="Calibri" style:font-name-complex="Calibri"/>
    </style:style>
    <style:style style:name="Bad" style:family="table-cell" style:data-style-name="N0">
      <style:table-cell-properties style:vertical-align="automatic" fo:background-color="#FF99CC"/>
      <style:text-properties fo:color="#F20884" style:font-name="Calibri" style:font-name-asian="Calibri" style:font-name-complex="Calibri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Check_32_Cell" style:display-name="Check Cell" style:family="table-cell" style:data-style-name="N0">
      <style:table-cell-properties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411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thin solid #865357" fo:border-left="none" fo:border-right="none" style:vertical-align="automatic" fo:background-color="transparent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/>
    </style:style>
    <style:style style:name="Linked_32_Cell" style:display-name="Linked Cell" style:family="table-cell" style:data-style-name="N0">
      <style:table-cell-properties style:vertical-align="automatic" fo:background-color="transparent"/>
      <style:text-properties fo:color="#FF9900" style:font-name="Calibri" style:font-name-asian="Calibri" style:font-name-complex="Calibri"/>
    </style:style>
    <style:style style:name="Neutral" style:family="table-cell" style:data-style-name="N0">
      <style:table-cell-properties style:vertical-align="automatic" fo:background-color="#FFF58C"/>
      <style:text-properties fo:color="#9933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2pt" style:font-size-asian="12pt" style:font-size-complex="12pt"/>
    </style:style>
    <style:style style:name="Note" style:family="table-cell" style:data-style-name="N0">
      <style:table-cell-properties fo:border="thin solid #C0C0C0" style:vertical-align="automatic" fo:background-color="#FFFF99"/>
      <style:text-properties fo:font-size="10pt" style:font-size-asian="10pt" style:font-size-complex="10pt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itle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none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DD0806" style:font-name="Calibri" style:font-name-asian="Calibri" style:font-name-complex="Calibri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5in" fo:margin-right="0.7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9</meta:generator>
    <meta:initial-creator>Christian Veelken</meta:initial-creator>
    <dc:creator>Hale Sert</dc:creator>
    <meta:creation-date>2012-10-03T15:51:28Z</meta:creation-date>
    <dc:date>2018-04-24T06:25:49Z</dc:date>
    <meta:editing-cycles>12</meta:editing-cycles>
    <meta:editing-duration>PT377361S</meta:editing-duration>
  </office:meta>
</office:document-meta>
</file>